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D0000007D52C784F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 Black" svg:font-family="'Arial Black'" style:font-adornments="Normal" style:font-pitch="variable"/>
    <style:font-face style:name="Arial*" svg:font-family="Arial*" style:font-family-generic="swiss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ucidasans" svg:font-family="Lucidasans"/>
    <style:font-face style:name="Lucidasans1" svg:font-family="Lucidasans" style:font-pitch="variable"/>
    <style:font-face style:name="Mincho" svg:font-family="Mincho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MonTitre" style:master-page-name="Standard">
      <style:paragraph-properties style:page-number="auto"/>
      <style:text-properties style:use-window-font-color="true" loext:opacity="0%" style:font-name="Times New Roman" fo:font-size="18pt" fo:language="fr" fo:country="FR" fo:font-weight="bold" officeooo:rsid="00214063" officeooo:paragraph-rsid="00214063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P2" style:family="paragraph" style:parent-style-name="MonTitreSection">
      <style:text-properties officeooo:rsid="00214063" officeooo:paragraph-rsid="00214063"/>
    </style:style>
    <style:style style:name="P3" style:family="paragraph" style:parent-style-name="MonParagraphe">
      <style:text-properties officeooo:rsid="00275c68" officeooo:paragraph-rsid="00275c68"/>
    </style:style>
    <style:style style:name="P4" style:family="paragraph" style:parent-style-name="MonParagraphe">
      <style:text-properties officeooo:paragraph-rsid="00214063"/>
    </style:style>
    <style:style style:name="P5" style:family="paragraph" style:parent-style-name="MonTitreSection">
      <style:text-properties officeooo:paragraph-rsid="00214063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53eee" officeooo:paragraph-rsid="00253eee" style:font-size-asian="10pt" style:font-style-asian="normal" style:font-weight-asian="normal" style:text-emphasize="none"/>
    </style:style>
    <style:style style:name="P8" style:family="paragraph" style:parent-style-name="Standard">
      <style:paragraph-properties style:writing-mode="lr-tb"/>
      <style:text-properties officeooo:rsid="00253eee" officeooo:paragraph-rsid="00253eee"/>
    </style:style>
    <style:style style:name="P9" style:family="paragraph" style:parent-style-name="Standard">
      <style:text-properties officeooo:paragraph-rsid="00214063"/>
    </style:style>
    <style:style style:name="P10" style:family="paragraph" style:parent-style-name="Text_20_body">
      <style:paragraph-properties fo:line-height="100%"/>
      <style:text-properties style:font-name="Arial*" fo:font-size="10pt" fo:font-weight="normal" officeooo:paragraph-rsid="00253eee" style:font-size-asian="10pt" style:font-weight-asian="normal" style:font-size-complex="10pt" style:font-weight-complex="normal"/>
    </style:style>
    <style:style style:name="P11" style:family="paragraph" style:parent-style-name="Text_20_body" style:list-style-name="L1">
      <style:paragraph-properties fo:line-height="100%"/>
      <style:text-properties style:font-name="Arial*" fo:font-size="10pt" fo:font-weight="normal" officeooo:paragraph-rsid="00253eee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line-height="100%"/>
      <style:text-properties officeooo:paragraph-rsid="00253eee"/>
    </style:style>
    <style:style style:name="P13" style:family="paragraph" style:parent-style-name="Text_20_body" style:list-style-name="L1">
      <style:paragraph-properties fo:line-height="100%"/>
      <style:text-properties style:font-name="Arial*" fo:font-size="10pt" fo:font-weight="normal" officeooo:rsid="001db94b" officeooo:paragraph-rsid="00253eee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00%"/>
      <style:text-properties style:font-name="Arial*" fo:font-size="10pt" fo:font-weight="normal" officeooo:rsid="001db94b" officeooo:paragraph-rsid="00253ee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00%"/>
      <style:text-properties style:font-name="Arial*" fo:font-size="10pt" fo:font-weight="normal" officeooo:paragraph-rsid="00253eee" style:font-size-asian="10pt" style:font-weight-asian="normal" style:font-size-complex="10pt" style:font-weight-complex="normal"/>
    </style:style>
    <style:style style:name="P16" style:family="paragraph" style:parent-style-name="MonParagraphe">
      <style:paragraph-properties fo:margin-left="0in" fo:line-height="100%" fo:text-indent="0in" style:auto-text-indent="false"/>
      <style:text-properties officeooo:paragraph-rsid="00214063"/>
    </style:style>
    <style:style style:name="P17" style:family="paragraph" style:parent-style-name="MonParagraphe">
      <style:paragraph-properties fo:margin-left="0in" fo:line-height="100%" fo:text-indent="0in" style:auto-text-indent="false" fo:break-before="page"/>
      <style:text-properties officeooo:paragraph-rsid="00214063"/>
    </style:style>
    <style:style style:name="P18" style:family="paragraph" style:parent-style-name="MonTitreSection">
      <style:text-properties officeooo:rsid="0021aac1" officeooo:paragraph-rsid="0021aac1"/>
    </style:style>
    <style:style style:name="P19" style:family="paragraph" style:parent-style-name="MonParagraphe">
      <style:text-properties officeooo:rsid="0021aac1" officeooo:paragraph-rsid="0021aac1"/>
    </style:style>
    <style:style style:name="P20" style:family="paragraph" style:parent-style-name="MonParagraphe">
      <style:text-properties officeooo:rsid="0028d292" officeooo:paragraph-rsid="0028d292"/>
    </style:style>
    <style:style style:name="P21" style:family="paragraph" style:parent-style-name="MonParagraphe">
      <style:paragraph-properties fo:margin-left="0in" fo:margin-right="0in" fo:text-indent="0in" style:auto-text-indent="false"/>
      <style:text-properties officeooo:rsid="0021aac1" officeooo:paragraph-rsid="0021aac1"/>
    </style:style>
    <style:style style:name="P22" style:family="paragraph" style:parent-style-name="MonTitreSection">
      <style:text-properties officeooo:rsid="00226182" officeooo:paragraph-rsid="00226182"/>
    </style:style>
    <style:style style:name="T1" style:family="text">
      <style:text-properties officeooo:rsid="0021aac1"/>
    </style:style>
    <style:style style:name="T2" style:family="text">
      <style:text-properties officeooo:rsid="00214063"/>
    </style:style>
    <style:style style:name="T3" style:family="text">
      <style:text-properties style:use-window-font-color="true" loext:opacity="0%" style:font-name="Arial1" fo:font-size="16pt" fo:language="fr" fo:country="FR" fo:font-weight="bold" officeooo:rsid="00214063" style:letter-kerning="true" style:font-name-asian="Times New Roman" style:font-size-asian="16pt" style:font-weight-asian="bold" style:font-name-complex="Arial1" style:font-size-complex="16pt" style:language-complex="ar" style:country-complex="SA" style:font-weight-complex="bold"/>
    </style:style>
    <style:style style:name="T4" style:family="text">
      <style:text-properties style:use-window-font-color="true" loext:opacity="0%" style:font-name="Arial1" fo:font-size="16pt" fo:language="fr" fo:country="FR" fo:font-weight="bold" officeooo:rsid="0021aac1" style:letter-kerning="true" style:font-name-asian="Times New Roman" style:font-size-asian="16pt" style:font-weight-asian="bold" style:font-name-complex="Arial1" style:font-size-complex="16pt" style:language-complex="ar" style:country-complex="SA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45b22" style:font-size-asian="10pt" style:font-style-asian="normal" style:font-weight-asian="normal" style:text-emphasize="none"/>
    </style:style>
    <style:style style:name="T7" style:family="text">
      <style:text-properties officeooo:rsid="001db94b"/>
    </style:style>
    <style:style style:name="T8" style:family="text">
      <style:text-properties style:font-name="Arial*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Arial*" fo:font-size="10pt" fo:font-weight="normal" officeooo:rsid="001db94b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e"/>
      </text:sequence-decls>
      <text:p text:style-name="P1">Rapport du mini-projet Candy Crush</text:p>
      <text:h text:style-name="P2" text:outline-level="1"><text:span text:style-name="T1">N</text:span>iveau de difficulté <text:s/>implémenté </text:h>
      <text:p text:style-name="P3">Niveau 2 a été implémenté.</text:p>
      <text:p text:style-name="P4"/>
      <text:h text:style-name="P5" text:outline-level="1"><text:span text:style-name="T1">R</text:span><text:span text:style-name="T2">ègles de <text:s/></text:span><text:span text:style-name="T3">jeu </text:span><text:span text:style-name="T4">et choix effectués (</text:span><text:span text:style-name="T3">en quelques lignes</text:span><text:span text:style-name="T4">)</text:span></text:h>
      <text:p text:style-name="P6"><text:span text:style-name="T5"><text:tab/></text:span><text:span text:style-name="T6">En plus des règles, e</text:span><text:span text:style-name="T5">xplications claires de comment lancer et utiliser le programme (Suffit-il d'ouvrir l'unique fichier et de lancer l'exécution ? Ou bien y a-t-il plusieurs fichiers ?)</text:span></text:p>
      <text:p text:style-name="P6"><text:span text:style-name="T5"/></text:p>
      <text:p text:style-name="P7">Règles :</text:p>
      <text:p text:style-name="P7">- Pour déplacer les bonbons, il faut les faire glisser sans cliquer (presser sur un bonbon et relâcher sur l’autre)</text:p>
      <text:p text:style-name="P7">- L’objectif est d’atteindre 50 points</text:p>
      <text:p text:style-name="P8"><text:span text:style-name="T5"/></text:p>
      <text:p text:style-name="P8"><text:span text:style-name="T5"/></text:p>
      <text:p text:style-name="P8"><text:span text:style-name="T5"/></text:p>
      <text:p text:style-name="P7">Pour lancer le jeu, lancer la commande « pip install pygame » dans le terminal, attendre l’installation puis lancer le programme et de profiter de ce chef-d’oeuvre. (Si jamais il affiche une erreur suite à l’installation de pygame, redémarrer le logiciel de programmation.)</text:p>
      <text:p text:style-name="P9"/>
      <text:h text:style-name="P5" text:outline-level="1"><text:span text:style-name="T1">A</text:span><text:span text:style-name="T2">lgorithme principal en </text:span><text:span text:style-name="T1">pseudo-code</text:span></text:h>
      <text:p text:style-name="P4"/>
      <text:p text:style-name="P10">F<text:span text:style-name="T7">onction</text:span> bonbon_beguin_matplotlib(nom_fichier, nb_tours)</text:p>
      <text:list text:style-name="L1">
        <text:list-header>
          <text:p text:style-name="P11">Lancer l’audio pour les règles.</text:p>
          <text:p text:style-name="P12"><text:span text:style-name="T8">Initialiser la grille à partir du fichier </text:span><text:span text:style-name="Source_20_Text"><text:span text:style-name="T8">nom_fichier</text:span></text:span><text:span text:style-name="T8">.</text:span></text:p>
          <text:p text:style-name="P12"><text:span text:style-name="T8">Initialiser les points à 0, les tours restants à </text:span><text:span text:style-name="Source_20_Text"><text:span text:style-name="T8">nb_tours</text:span></text:span><text:span text:style-name="T8">, la case de début de sélection et le nombre de types de bonbons.</text:span></text:p>
          <text:p text:style-name="P11">Activer le mode interactif pour l’affichage graphique.</text:p>
          <text:p text:style-name="P12"><text:span text:style-name="T9">Définition </text:span><text:span text:style-name="T8">de la fonction </text:span><text:span text:style-name="Source_20_Text"><text:span text:style-name="T8">sur_presse_clique</text:span></text:span><text:span text:style-name="T8"> (événement) :</text:span></text:p>
          <text:list>
            <text:list-header>
              <text:p text:style-name="P11"><text:span text:style-name="T7">externe</text:span> case_debut_sel</text:p>
              <text:p text:style-name="P11">Calculer les coordonnées de la case (Ligne, Colonne) à partir de la position de la souris.</text:p>
              <text:p text:style-name="P12"><text:span text:style-name="T8">Mettre à jour </text:span><text:span text:style-name="Source_20_Text"><text:span text:style-name="T8">case_debut_sel</text:span></text:span><text:span text:style-name="T8"> avec ces coordonnées.</text:span></text:p>
            </text:list-header>
          </text:list>
          <text:p text:style-name="P13">Fin fonction</text:p>
          <text:p text:style-name="P12"><text:span text:style-name="T8">D</text:span><text:span text:style-name="T9">éfinition</text:span><text:span text:style-name="T8"> de la fonction </text:span><text:span text:style-name="Source_20_Text"><text:span text:style-name="T8">sur_lachee_clique</text:span></text:span><text:span text:style-name="T8"> (événement) :</text:span></text:p>
          <text:list text:continue-numbering="true">
            <text:list-header>
              <text:p text:style-name="P11"><text:span text:style-name="T7">prendre les fonctions externes</text:span> points, grille, tours_restants</text:p>
              <text:p text:style-name="P11">S<text:span text:style-name="T7">i</text:span> le clic est relâché en dehors de la grille ALORS</text:p>
              <text:list>
                <text:list-header>
                  <text:p text:style-name="P11">Afficher « Dans la grille stp » et Quitter la fonction.</text:p>
                </text:list-header>
              </text:list>
              <text:p text:style-name="P13">Fin si</text:p>
              <text:p text:style-name="P12"><text:span text:style-name="T8">Calculer </text:span><text:span text:style-name="Source_20_Text"><text:span text:style-name="T8">case_fin_sel</text:span></text:span><text:span text:style-name="T8"> (Ligne, Colonne) à partir de la position de relâchement.</text:span></text:p>
              <text:p text:style-name="P11">S<text:span text:style-name="T7">i</text:span> tours_restants est égal à 0 <text:span text:style-name="T7">alors :</text:span></text:p>
              <text:list text:continue-numbering="true">
                <text:list-header>
                  <text:p text:style-name="P11"><text:soft-page-break/>Afficher « Plus de tours restants ! » et Quitter la fonction.</text:p>
                </text:list-header>
              </text:list>
              <text:p text:style-name="P13">Fin si</text:p>
              <text:p text:style-name="P12"><text:span text:style-name="T8">S</text:span><text:span text:style-name="T9">i</text:span><text:span text:style-name="T8"> l'échange entre </text:span><text:span text:style-name="Source_20_Text"><text:span text:style-name="T8">case_debut_sel</text:span></text:span><text:span text:style-name="T8"> et </text:span><text:span text:style-name="Source_20_Text"><text:span text:style-name="T8">case_fin_sel</text:span></text:span><text:span text:style-name="T8"> n'est pas possible </text:span><text:span text:style-name="T9">alors :</text:span></text:p>
              <text:list text:continue-numbering="true">
                <text:list-header>
                  <text:p text:style-name="P11">Afficher « Cet échange ne peut pas avoir lieu » et Quitter la fonction.</text:p>
                </text:list-header>
              </text:list>
              <text:p text:style-name="P13">Fin si</text:p>
              <text:p text:style-name="P11">Échanger les bonbons dans la grille.</text:p>
              <text:p text:style-name="P11">Mettre à jour l'affichage graphique.</text:p>
              <text:p text:style-name="P11">Identifier les alignements créés.</text:p>
              <text:p text:style-name="P11">S<text:span text:style-name="T7">i</text:span> aucun alignement n'est détecté <text:span text:style-name="T7">alors</text:span></text:p>
              <text:list text:continue-numbering="true">
                <text:list-header>
                  <text:p text:style-name="P11">Afficher « Coup inutile ».</text:p>
                  <text:p text:style-name="P11">Annuler l'échange (ré-échanger les bonbons).</text:p>
                  <text:p text:style-name="P11">Mettre à jour l'affichage et Quitter la fonction.</text:p>
                </text:list-header>
              </text:list>
              <text:p text:style-name="P13">Fin si</text:p>
              <text:p text:style-name="P12"><text:span text:style-name="T8">Réduire </text:span><text:span text:style-name="Source_20_Text"><text:span text:style-name="T8">tours_restants</text:span></text:span><text:span text:style-name="T8"> de 1.</text:span></text:p>
              <text:p text:style-name="P11"><text:span text:style-name="T7">Tant que </text:span>des alignements existent FAIRE</text:p>
              <text:list text:continue-numbering="true">
                <text:list-header>
                  <text:p text:style-name="P12"><text:span text:style-name="T8">Ajouter le nombre de bonbons alignés aux </text:span><text:span text:style-name="Source_20_Text"><text:span text:style-name="T8">points</text:span></text:span><text:span text:style-name="T8">.</text:span></text:p>
                  <text:p text:style-name="P11">Supprimer les bonbons alignés de la grille.</text:p>
                  <text:p text:style-name="P11">Mettre à jour l'affichage.</text:p>
                  <text:p text:style-name="P11">Faire tomber les bonbons du dessus pour combler les vides.</text:p>
                  <text:p text:style-name="P11">Mettre à jour l'affichage.</text:p>
                  <text:p text:style-name="P11">Remplir les nouvelles cases vides avec de nouveaux bonbons.</text:p>
                  <text:p text:style-name="P11">Mettre à jour l'affichage.</text:p>
                  <text:p text:style-name="P11">Chercher de nouveaux alignements (cascades).</text:p>
                </text:list-header>
              </text:list>
              <text:p text:style-name="P13">Fin tant que</text:p>
            </text:list-header>
          </text:list>
          <text:p text:style-name="P13">Fin fonction </text:p>
          <text:p text:style-name="P12"><text:span text:style-name="T8">Connecter les fonctions </text:span><text:span text:style-name="Source_20_Text"><text:span text:style-name="T8">sur_presse_clique</text:span></text:span><text:span text:style-name="T8"> et </text:span><text:span text:style-name="Source_20_Text"><text:span text:style-name="T8">sur_lachee_clique</text:span></text:span><text:span text:style-name="T8"> aux événements de la fenêtre.</text:span></text:p>
          <text:p text:style-name="P11">Afficher la grille initiale.</text:p>
          <text:p text:style-name="P11">Maintenir la fenêtre ouverte jusqu'à la fermeture par l'utilisateur.</text:p>
        </text:list-header>
      </text:list>
      <text:p text:style-name="P14">Fin fonction</text:p>
      <text:p text:style-name="P15"/>
      <text:p text:style-name="P16"/>
      <text:p text:style-name="P17"/>
      <text:h text:style-name="P18" text:outline-level="1">Description de l’archive de tests </text:h>
      <text:p text:style-name="P19">Pour la détection des alignements, décrivez le contenu de l’archive et les tests effectués.</text:p>
      <text:p text:style-name="P19"/>
      <text:p text:style-name="P20">Voir le fichier <text:span text:style-name="T10">testing.py</text:span><text:span text:style-name="T11">, il contient tous les jeux de tests et leurs descriptions.</text:span></text:p>
      <text:p text:style-name="P19"/>
      <text:p text:style-name="P21"/>
      <text:h text:style-name="P22" text:outline-level="1">Complexité d’une tâche</text:h>
      <text:p text:style-name="P20">Expliquez ici le calcul de la complexité d’une des tâches de votre jeu (tâche à faire valider par votre professeur)</text:p>
      <text:p text:style-name="P20">Voir les docstrings de <text:span text:style-name="T10">bonbon_beguin.py</text:span><text:span text:style-name="T11">, elles contiennent les détails de calcules de complexité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 Black" svg:font-family="'Arial Black'" style:font-adornments="Normal" style:font-pitch="variable"/>
    <style:font-face style:name="Arial*" svg:font-family="Arial*" style:font-family-generic="swiss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ucidasans" svg:font-family="Lucidasans"/>
    <style:font-face style:name="Lucidasans1" svg:font-family="Lucidasans" style:font-pitch="variable"/>
    <style:font-face style:name="Mincho" svg:font-family="Mincho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Bitstream Vera Serif" fo:font-size="12pt" fo:language="fr" fo:country="F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Bitstream Vera Serif" fo:font-size="12pt" fo:language="fr" fo:country="F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Bitstream Vera Sans1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1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chapter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chapter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chapter">
      <style:paragraph-properties fo:margin-left="0in" fo:margin-right="0in" fo:margin-top="0.1665in" fo:margin-bottom="0.0417in" style:contextual-spacing="false" fo:text-indent="0in" style:auto-text-indent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0in" fo:margin-right="0in" fo:margin-top="0.1665in" fo:margin-bottom="0.0417in" style:contextual-spacing="false" fo:text-indent="0in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6929in" style:type="right"/>
        </style:tab-stops>
      </style:paragraph-properties>
      <style:text-properties style:font-name="Calibri1" fo:font-family="Calibri" style:font-style-name="Normal" style:font-family-generic="swiss" style:font-pitch="variable" fo:font-size="10pt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color="#004586" loext:opacity="100%" style:font-name="Calibri1" fo:font-family="Calibri" style:font-style-name="Normal" style:font-family-generic="swiss" style:font-pitch="variable" fo:font-size="10pt" fo:font-style="italic" fo:font-weight="normal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style-name="Normal" style:font-family-generic="swiss" style:font-pitch="variable" style:font-name-complex="Lucidasans" style:font-family-complex="Lucidasans"/>
    </style:style>
    <style:style style:name="MonParagraphe" style:family="paragraph" style:parent-style-name="Standard" style:master-page-name="">
      <style:paragraph-properties fo:margin-left="0in" fo:margin-right="0in" fo:margin-top="0.0783in" fo:margin-bottom="0in" style:contextual-spacing="false" fo:text-align="justify" style:justify-single-word="false" fo:hyphenation-ladder-count="no-limit" fo:hyphenation-keep="auto" loext:hyphenation-keep-type="column" loext:hyphenation-keep-line="false" fo:text-indent="0.3752in" style:auto-text-indent="false" style:page-number="auto"/>
      <style:text-properties style:font-name="Calibri1" fo:font-family="Calibri" style:font-style-name="Normal" style:font-family-generic="swiss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onTitreSousSection" style:family="paragraph" style:parent-style-name="Heading_20_2" style:next-style-name="MonParagraphe" style:default-outline-level="2">
      <style:paragraph-properties fo:margin-left="0in" fo:margin-right="0in" fo:text-indent="0in" style:auto-text-indent="false"/>
      <style:text-properties fo:font-style="normal"/>
    </style:style>
    <style:style style:name="MonTitreSection" style:family="paragraph" style:parent-style-name="Heading_20_1" style:next-style-name="MonParagraphe" style:default-outline-level="1">
      <style:paragraph-properties fo:margin-left="0in" fo:margin-right="0in" fo:text-indent="0in" style:auto-text-indent="false"/>
    </style:style>
    <style:style style:name="MonTitre" style:family="paragraph" style:parent-style-name="Standard">
      <style:paragraph-properties fo:margin-top="0.1665in" fo:margin-bottom="0.3335in" style:contextual-spacing="false" fo:text-align="center" style:justify-single-word="false" fo:padding-left="0.0555in" fo:padding-right="0.0555in" fo:padding-top="0.0138in" fo:padding-bottom="0.0138in" fo:border="0.51pt solid #000000"/>
      <style:text-properties fo:font-size="18pt" fo:font-weight="bold" style:font-size-asian="18pt" style:font-weight-asian="bold" style:font-size-complex="18pt"/>
    </style:style>
    <style:style style:name="MonAuteur" style:family="paragraph" style:parent-style-name="Standard">
      <style:paragraph-properties>
        <style:tab-stops>
          <style:tab-stop style:position="6.6256in" style:type="right"/>
        </style:tab-stops>
      </style:paragraph-properties>
      <style:text-properties style:font-name="Calibri" fo:font-family="Calibri" style:font-style-name="Gras" style:font-family-generic="swiss" style:font-pitch="variable" fo:font-size="10pt" fo:font-weight="bold" style:font-size-asian="14pt" style:font-weight-asian="bold" style:font-size-complex="14pt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 fo:font-size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rmule" style:family="paragraph" style:parent-style-name="Caption">
      <style:paragraph-properties fo:text-align="center" style:justify-single-word="false" style:shadow="non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re_20_page_20_de_20_garde" style:display-name="Titre page de garde" style:family="paragraph" style:parent-style-name="Frame_20_contents" style:master-page-name="">
      <loext:graphic-properties draw:fill="solid" draw:fill-color="#ffffff" draw:opacity="100%"/>
      <style:paragraph-properties fo:margin-left="0.3937in" fo:margin-right="0.3937in" fo:margin-top="3.1492in" fo:margin-bottom="0.0827in" style:contextual-spacing="false" fo:text-align="center" style:justify-single-word="false" fo:text-indent="0in" style:auto-text-indent="false" style:page-number="auto" fo:background-color="#ffffff" fo:padding="0.0193in" fo:border="0.99pt solid #b3b3b3" style:shadow="none">
        <style:tab-stops/>
      </style:paragraph-properties>
      <style:text-properties style:font-name="Arial Black" fo:font-family="'Arial Black'" style:font-style-name="Normal" style:font-pitch="variable" fo:font-size="24pt" fo:font-weight="900"/>
    </style:style>
    <style:style style:name="MonParagraphe-liste" style:family="paragraph" style:parent-style-name="MonParagraphe">
      <style:paragraph-properties fo:margin-top="0in" fo:margin-bottom="0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.7874in" fo:margin-right="0in" fo:margin-top="0in" fo:margin-bottom="0.0783in" style:contextual-spacing="false" fo:text-indent="-0.7874in" style:auto-text-indent="false">
        <style:tab-stops>
          <style:tab-stop style:position="0.5902in" style:leader-style="dotted" style:leader-text="."/>
          <style:tab-stop style:position="6.6929in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 fo:font-size="12pt"/>
    </style:style>
    <style:style style:name="MonTitreSousSousSection" style:family="paragraph" style:parent-style-name="MonTitreSousSection" style:next-style-name="MonParagraphe" style:default-outline-level="3">
      <style:text-properties fo:font-size="13pt" fo:font-style="italic" fo:font-weight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_20_retirer" style:display-name="A retirer" style:family="text">
      <style:text-properties fo:color="#ff3333" loext:opacity="100%" style:text-line-through-style="solid" style:text-line-through-type="sing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cfe7f5"/>
    </style:style>
    <text:outline-style style:name="Outline">
      <text:outline-level-style text:level="1" loext:num-list-format="%1%. " style:num-suffix=". " style:num-format="I">
        <style:list-level-properties text:min-label-width="0.3in"/>
      </text:outline-level-style>
      <text:outline-level-style text:level="2" loext:num-list-format="%1%.%2%. " style:num-suffix=". " style:num-format="1" text:display-levels="2">
        <style:list-level-properties text:min-label-width="0.4in"/>
      </text:outline-level-style>
      <text:outline-level-style text:level="3" loext:num-list-format="%1%.%2%.%3%. " style:num-suffix=". " style:num-format="a" text:display-levels="3">
        <style:list-level-properties text:min-label-width="0.5in"/>
      </text:outline-level-style>
      <text:outline-level-style text:level="4" loext:num-list-format="%1%.%2%.%3%.%4%. " style:num-suffix=". " style:num-format="1" text:display-levels="4">
        <style:list-level-properties text:min-label-width="0.6in"/>
      </text:outline-level-style>
      <text:outline-level-style text:level="5" loext:num-list-format="%1%.%2%.%3%.%4%.%5%. " style:num-suffix=". " style:num-format="1" text:display-levels="5">
        <style:list-level-properties text:min-label-width="0.7in"/>
      </text:outline-level-style>
      <text:outline-level-style text:level="6" loext:num-list-format="%1%.%2%.%3%.%4%.%5%.%6%. " style:num-suffix=". " style:num-format="1" text:display-levels="6">
        <style:list-level-properties text:min-label-width="0.8in"/>
      </text:outline-level-style>
      <text:outline-level-style text:level="7" loext:num-list-format="%1%.%2%.%3%.%4%.%5%.%6%.%7%. " style:num-suffix=". " style:num-format="1" text:display-levels="7">
        <style:list-level-properties text:min-label-width="0.9in"/>
      </text:outline-level-style>
      <text:outline-level-style text:level="8" loext:num-list-format="%1%.%2%.%3%.%4%.%5%.%6%.%7%.%8%. " style:num-suffix=". " style:num-format="1" text:display-levels="8">
        <style:list-level-properties text:min-label-width="1in"/>
      </text:outline-level-style>
      <text:outline-level-style text:level="9" loext:num-list-format="%1%.%2%.%3%.%4%.%5%.%6%.%7%.%8%.%9%. " style:num-suffix=". " style:num-format="1" text:display-levels="9">
        <style:list-level-properties text:min-label-width="1.1in"/>
      </text:outline-level-style>
      <text:outline-level-style text:level="10" loext:num-list-format="%10%. " style:num-suffix=". " style:num-format="">
        <style:list-level-properties text:min-label-distance="0.15in"/>
      </text:outline-level-style>
    </text:outline-style>
    <text:list-style style:name="WW8Num1">
      <text:list-level-style-number text:level="1" loext:num-list-format="%1%" style:num-format="I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MonAuteur">
      <style:text-properties style:use-window-font-color="true" loext:opacity="0%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MT1" style:family="text">
      <style:text-properties style:use-window-font-color="true" loext:opacity="0%" style:font-name="Calibri" fo:font-size="10pt" fo:language="fr" fo:country="FR" fo:font-weight="bold" officeooo:rsid="00214063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MT2" style:family="text">
      <style:text-properties style:use-window-font-color="true" loext:opacity="0%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onAuteur"><text:span text:style-name="MT1">Anonyme</text:span> <text:span text:style-name="MT2"><text:tab/></text:span><draw:frame draw:style-name="Mfr1" draw:name="images1" text:anchor-type="as-char" svg:width="1.0984in" svg:height="0.3543in" draw:z-index="2"><draw:image xlink:href="Pictures/100000000000015D0000007D52C784F8.jpg" xlink:type="simple" xlink:show="embed" xlink:actuate="onLoad" draw:mime-type="image/jpeg"/></draw:frame></text:p>
      </style:header>
      <style:footer>
        <text:p text:style-name="Footer"><text:tab/>- Page <text:page-number text:select-page="current">1</text:page-number>/<text:page-count>3</text:page-count> -<text:tab/></text:p>
      </style:footer>
    </style:master-page>
    <style:master-page style:name="Page_20_de_20_garde" style:display-name="Page de garde" style:page-layout-name="Mpm2" draw:style-name="Mdp1" style:next-style-name="Standard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3" draw:style-name="Mdp2" style:next-style-name="Standard"/>
    <style:master-page style:name="HTML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creation-date>2023-03-06T13:05:09.282563349</meta:creation-date>
    <dc:language>fr-FR</dc:language>
    <meta:editing-cycles>9</meta:editing-cycles>
    <meta:editing-duration>P5DT2H3M58S</meta:editing-duration>
    <meta:initial-creator>Odyssée Merveille</meta:initial-creator>
    <dc:date>2026-03-30T12:32:31.268580006</dc:date>
    <meta:document-statistic meta:table-count="0" meta:image-count="1" meta:object-count="0" meta:page-count="3" meta:paragraph-count="64" meta:word-count="561" meta:character-count="3337" meta:non-whitespace-character-count="2874"/>
    <meta:user-defined meta:name="Info 1"/>
    <meta:user-defined meta:name="Info 2"/>
    <meta:user-defined meta:name="Info 3"/>
    <meta:user-defined meta:name="Info 4"/>
  </office:meta>
</office:document-meta>
</file>